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9.296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861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75"/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cancode-50times-comple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5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number-columns-repeated="16370" table:default-cell-style-name="Default"/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cold FUSE (s)</text:p>
          </table:table-cell>
          <table:table-cell table:style-name="ce3" office:value-type="string" calcext:value-type="string">
            <text:p>Hot FUSE (s)</text:p>
          </table:table-cell>
          <table:table-cell table:style-name="ce3" office:value-type="string" calcext:value-type="string">
            <text:p>vault total (s)</text:p>
          </table:table-cell>
          <table:table-cell table:style-name="ce3" office:value-type="string" calcext:value-type="string">
            <text:p>Vault – computation (s, baseline)</text:p>
          </table:table-cell>
          <table:table-cell table:number-columns-repeated="3" table:style-name="ce3" office:value-type="string" calcext:value-type="string">
            <text:p>results</text:p>
          </table:table-cell>
          <table:table-cell table:style-name="ce3" office:value-type="string" calcext:value-type="string">
            <text:p>waiting for graph (s)</text:p>
          </table:table-cell>
          <table:table-cell table:style-name="ce4" office:value-type="string" calcext:value-type="string">
            <text:p>waiting for graph ( overhead %)</text:p>
          </table:table-cell>
          <table:table-cell table:style-name="ce3" office:value-type="string" calcext:value-type="string">
            <text:p>waiting for hashes (s)</text:p>
          </table:table-cell>
          <table:table-cell table:style-name="ce3" office:value-type="string" calcext:value-type="string">
            <text:p>waiting for hashes (overhead %)</text:p>
          </table:table-cell>
          <table:table-cell table:style-name="ce3" office:value-type="string" calcext:value-type="string">
            <text:p>Waiting for objstorage (s)</text:p>
          </table:table-cell>
          <table:table-cell table:style-name="ce3" office:value-type="string" calcext:value-type="string">
            <text:p>Waiting for objstorage ( %)</text:p>
          </table:table-cell>
          <table:table-cell table:style-name="ce3" office:value-type="string" calcext:value-type="string">
            <text:p>cold FUSE overhead (s)</text:p>
          </table:table-cell>
          <table:table-cell table:style-name="ce3" office:value-type="string" calcext:value-type="string">
            <text:p>cold FUSE overhead ( %)</text:p>
          </table:table-cell>
          <table:table-cell table:style-name="ce3" office:value-type="string" calcext:value-type="string">
            <text:p>hot FUSE overhead (s)</text:p>
          </table:table-cell>
          <table:table-cell table:style-name="ce3" office:value-type="string" calcext:value-type="string">
            <text:p>hot FUSE overhead ( %)</text:p>
          </table:table-cell>
          <table:table-cell table:style-name="ce3" office:value-type="string" calcext:value-type="string">
            <text:p>Vault vs. Cold FUSE</text:p>
          </table:table-cell>
          <table:table-cell table:style-name="ce3" table:number-columns-repeated="16364"/>
        </table:table-row>
        <table:table-row table:style-name="ro2">
          <table:table-cell table:style-name="ce2" office:value-type="date" office:date-value="2025-04-10T18:22:42" calcext:value-type="date">
            <text:p>2025-04-10T18:22:42</text:p>
          </table:table-cell>
          <table:table-cell office:value-type="string" calcext:value-type="string">
            <text:p>swh:1:dir:c6b1d953f51ca5b54897191b023072aafb44b217</text:p>
          </table:table-cell>
          <table:table-cell office:value-type="float" office:value="537.765142313205" calcext:value-type="float">
            <text:p>537,765142313205</text:p>
          </table:table-cell>
          <table:table-cell office:value-type="float" office:value="536.496973844944" calcext:value-type="float">
            <text:p>536,496973844944</text:p>
          </table:table-cell>
          <table:table-cell office:value-type="float" office:value="532.508652438875" calcext:value-type="float">
            <text:p>532,508652438875</text:p>
          </table:table-cell>
          <table:table-cell office:value-type="float" office:value="531.120068804827" calcext:value-type="float">
            <text:p>531,120068804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5502" calcext:value-type="float">
            <text:p>0,395502</text:p>
          </table:table-cell>
          <table:table-cell table:formula="of:=[.J2]/[.P2]" office:value-type="percentage" office:value="0.0595180774902415" calcext:value-type="percentage">
            <text:p>5,95 %</text:p>
          </table:table-cell>
          <table:table-cell office:value-type="float" office:value="0.242725" calcext:value-type="float">
            <text:p>0,242725</text:p>
          </table:table-cell>
          <table:table-cell table:formula="of:=[.L2]/[.P2]" office:value-type="float" office:value="0.036527060188871" calcext:value-type="float">
            <text:p>0,036527060188871</text:p>
          </table:table-cell>
          <table:table-cell office:value-type="float" office:value="1.330509" calcext:value-type="float">
            <text:p>1,330509</text:p>
          </table:table-cell>
          <table:table-cell table:style-name="ce5" table:formula="of:=[.N2]/[.P2]" office:value-type="percentage" office:value="0.200224873106745" calcext:value-type="percentage">
            <text:p>20,02 %</text:p>
          </table:table-cell>
          <table:table-cell table:style-name="ce6" table:formula="of:=[.C2]-[.F2]" office:value-type="float" office:value="6.64507350837812" calcext:value-type="float">
            <text:p>6,65</text:p>
          </table:table-cell>
          <table:table-cell table:style-name="ce5" table:formula="of:=[.P2]/[.F2]" office:value-type="percentage" office:value="0.0125114336638257" calcext:value-type="percentage">
            <text:p>1,25 %</text:p>
          </table:table-cell>
          <table:table-cell table:style-name="ce6" table:formula="of:=[.D2]-[.F2]" office:value-type="float" office:value="5.37690504011698" calcext:value-type="float">
            <text:p>5,38</text:p>
          </table:table-cell>
          <table:table-cell table:style-name="ce5" table:formula="of:=[.R2]/[.F2]" office:value-type="percentage" office:value="0.0101237090366714" calcext:value-type="percentage">
            <text:p>1,01 %</text:p>
          </table:table-cell>
          <table:table-cell table:style-name="ce5" table:formula="of:=[.E2]/[.C2]" office:value-type="percentage" office:value="0.990225305694381" calcext:value-type="percentage">
            <text:p>99,02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0T18:49:36" calcext:value-type="date">
            <text:p>2025-04-10T18:49:36</text:p>
          </table:table-cell>
          <table:table-cell office:value-type="string" calcext:value-type="string">
            <text:p>swh:1:dir:b6d61917879784a52c035041d866eecc1314e561</text:p>
          </table:table-cell>
          <table:table-cell office:value-type="float" office:value="1625.78793900996" calcext:value-type="float">
            <text:p>1625,78793900996</text:p>
          </table:table-cell>
          <table:table-cell office:value-type="float" office:value="1614.304224008" calcext:value-type="float">
            <text:p>1614,304224008</text:p>
          </table:table-cell>
          <table:table-cell office:value-type="float" office:value="1571.32767434511" calcext:value-type="float">
            <text:p>1571,32767434511</text:p>
          </table:table-cell>
          <table:table-cell office:value-type="float" office:value="1569.64860742213" calcext:value-type="float">
            <text:p>1569,64860742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44179" calcext:value-type="float">
            <text:p>4,044179</text:p>
          </table:table-cell>
          <table:table-cell table:formula="of:=[.J3]/[.P3]" office:value-type="percentage" office:value="0.0720382463705215" calcext:value-type="percentage">
            <text:p>7,20 %</text:p>
          </table:table-cell>
          <table:table-cell office:value-type="float" office:value="0.131661" calcext:value-type="float">
            <text:p>0,131661</text:p>
          </table:table-cell>
          <table:table-cell table:formula="of:=[.L3]/[.P3]" office:value-type="float" office:value="0.00234525414314975" calcext:value-type="float">
            <text:p>0,00234525414314975</text:p>
          </table:table-cell>
          <table:table-cell office:value-type="float" office:value="4.422208" calcext:value-type="float">
            <text:p>4,422208</text:p>
          </table:table-cell>
          <table:table-cell table:style-name="ce5" table:formula="of:=[.N3]/[.P3]" office:value-type="percentage" office:value="0.0787720101918563" calcext:value-type="percentage">
            <text:p>7,88 %</text:p>
          </table:table-cell>
          <table:table-cell table:style-name="ce6" table:formula="of:=[.C3]-[.F3]" office:value-type="float" office:value="56.1393315878231" calcext:value-type="float">
            <text:p>56,14</text:p>
          </table:table-cell>
          <table:table-cell table:style-name="ce5" table:formula="of:=[.P3]/[.F3]" office:value-type="percentage" office:value="0.0357655409767298" calcext:value-type="percentage">
            <text:p>3,58 %</text:p>
          </table:table-cell>
          <table:table-cell table:style-name="ce6" table:formula="of:=[.D3]-[.F3]" office:value-type="float" office:value="44.6556165858638" calcext:value-type="float">
            <text:p>44,66</text:p>
          </table:table-cell>
          <table:table-cell table:style-name="ce5" table:formula="of:=[.R3]/[.F3]" office:value-type="percentage" office:value="0.028449435354326" calcext:value-type="percentage">
            <text:p>2,84 %</text:p>
          </table:table-cell>
          <table:table-cell table:style-name="ce5" table:formula="of:=[.E3]/[.C3]" office:value-type="percentage" office:value="0.966502233558206" calcext:value-type="percentage">
            <text:p>96,65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0T20:10:06" calcext:value-type="date">
            <text:p>2025-04-10T20:10:06</text:p>
          </table:table-cell>
          <table:table-cell office:value-type="string" calcext:value-type="string">
            <text:p>swh:1:dir:b787f160d3012367f0f2cadadbd858eba5c0eaad</text:p>
          </table:table-cell>
          <table:table-cell office:value-type="float" office:value="1354.50717756385" calcext:value-type="float">
            <text:p>1354,50717756385</text:p>
          </table:table-cell>
          <table:table-cell office:value-type="float" office:value="1348.84211097891" calcext:value-type="float">
            <text:p>1348,84211097891</text:p>
          </table:table-cell>
          <table:table-cell office:value-type="float" office:value="1336.77382264892" calcext:value-type="float">
            <text:p>1336,77382264892</text:p>
          </table:table-cell>
          <table:table-cell office:value-type="float" office:value="1335.38295329292" calcext:value-type="float">
            <text:p>1335,38295329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20573" calcext:value-type="float">
            <text:p>3,220573</text:p>
          </table:table-cell>
          <table:table-cell table:formula="of:=[.J4]/[.P4]" office:value-type="percentage" office:value="0.168402804441904" calcext:value-type="percentage">
            <text:p>16,84 %</text:p>
          </table:table-cell>
          <table:table-cell office:value-type="float" office:value="0.085223" calcext:value-type="float">
            <text:p>0,085223</text:p>
          </table:table-cell>
          <table:table-cell table:formula="of:=[.L4]/[.P4]" office:value-type="float" office:value="0.00445628532654046" calcext:value-type="float">
            <text:p>0,00445628532654046</text:p>
          </table:table-cell>
          <table:table-cell office:value-type="float" office:value="3.983788" calcext:value-type="float">
            <text:p>3,983788</text:p>
          </table:table-cell>
          <table:table-cell table:style-name="ce5" table:formula="of:=[.N4]/[.P4]" office:value-type="percentage" office:value="0.208311089828426" calcext:value-type="percentage">
            <text:p>20,83 %</text:p>
          </table:table-cell>
          <table:table-cell table:style-name="ce6" table:formula="of:=[.C4]-[.F4]" office:value-type="float" office:value="19.1242242709268" calcext:value-type="float">
            <text:p>19,12</text:p>
          </table:table-cell>
          <table:table-cell table:style-name="ce5" table:formula="of:=[.P4]/[.F4]" office:value-type="percentage" office:value="0.0143211535116337" calcext:value-type="percentage">
            <text:p>1,43 %</text:p>
          </table:table-cell>
          <table:table-cell table:style-name="ce6" table:formula="of:=[.D4]-[.F4]" office:value-type="float" office:value="13.4591576859821" calcext:value-type="float">
            <text:p>13,46</text:p>
          </table:table-cell>
          <table:table-cell table:style-name="ce5" table:formula="of:=[.R4]/[.F4]" office:value-type="percentage" office:value="0.0100788748671631" calcext:value-type="percentage">
            <text:p>1,01 %</text:p>
          </table:table-cell>
          <table:table-cell table:style-name="ce5" table:formula="of:=[.E4]/[.C4]" office:value-type="percentage" office:value="0.986907891513113" calcext:value-type="percentage">
            <text:p>98,69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0T21:17:55" calcext:value-type="date">
            <text:p>2025-04-10T21:17:55</text:p>
          </table:table-cell>
          <table:table-cell office:value-type="string" calcext:value-type="string">
            <text:p>swh:1:dir:76505cff6b30ff970f489dcb4ad633420bded5c1</text:p>
          </table:table-cell>
          <table:table-cell office:value-type="float" office:value="7.77299154503271" calcext:value-type="float">
            <text:p>7,77299154503271</text:p>
          </table:table-cell>
          <table:table-cell office:value-type="float" office:value="7.80146633391269" calcext:value-type="float">
            <text:p>7,80146633391269</text:p>
          </table:table-cell>
          <table:table-cell office:value-type="float" office:value="11.6174021039624" calcext:value-type="float">
            <text:p>11,6174021039624</text:p>
          </table:table-cell>
          <table:table-cell office:value-type="float" office:value="8.57674220600165" calcext:value-type="float">
            <text:p>8,57674220600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466" calcext:value-type="float">
            <text:p>0,014466</text:p>
          </table:table-cell>
          <table:table-cell table:formula="of:=[.J5]/[.P5]" office:value-type="percentage" office:value="-0.017998118947188" calcext:value-type="percentage">
            <text:p>-1,80 %</text:p>
          </table:table-cell>
          <table:table-cell office:value-type="float" office:value="0.000294" calcext:value-type="float">
            <text:p>0,000294</text:p>
          </table:table-cell>
          <table:table-cell table:formula="of:=[.L5]/[.P5]" office:value-type="float" office:value="-0.000365785080220742" calcext:value-type="float">
            <text:p>-0,000365785080220742</text:p>
          </table:table-cell>
          <table:table-cell office:value-type="float" office:value="0.010192" calcext:value-type="float">
            <text:p>0,010192</text:p>
          </table:table-cell>
          <table:table-cell table:style-name="ce5" table:formula="of:=[.N5]/[.P5]" office:value-type="percentage" office:value="-0.0126805494476524" calcext:value-type="percentage">
            <text:p>-1,27 %</text:p>
          </table:table-cell>
          <table:table-cell table:style-name="ce6" table:formula="of:=[.C5]-[.F5]" office:value-type="float" office:value="-0.803750660968944" calcext:value-type="float">
            <text:p>-0,80</text:p>
          </table:table-cell>
          <table:table-cell table:style-name="ce5" table:formula="of:=[.P5]/[.F5]" office:value-type="percentage" office:value="-0.0937128156197248" calcext:value-type="percentage">
            <text:p>-9,37 %</text:p>
          </table:table-cell>
          <table:table-cell table:style-name="ce6" table:formula="of:=[.D5]-[.F5]" office:value-type="float" office:value="-0.775275872088969" calcext:value-type="float">
            <text:p>-0,78</text:p>
          </table:table-cell>
          <table:table-cell table:style-name="ce5" table:formula="of:=[.R5]/[.F5]" office:value-type="percentage" office:value="-0.090392815065196" calcext:value-type="percentage">
            <text:p>-9,04 %</text:p>
          </table:table-cell>
          <table:table-cell table:style-name="ce5" table:formula="of:=[.E5]/[.C5]" office:value-type="percentage" office:value="1.49458571216206" calcext:value-type="percentage">
            <text:p>149,46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0T21:18:29" calcext:value-type="date">
            <text:p>2025-04-10T21:18:29</text:p>
          </table:table-cell>
          <table:table-cell office:value-type="string" calcext:value-type="string">
            <text:p>swh:1:dir:34eef4f577892ae400b8fc9edec28d56eafd8d6d</text:p>
          </table:table-cell>
          <table:table-cell office:value-type="float" office:value="355.191671984969" calcext:value-type="float">
            <text:p>355,191671984969</text:p>
          </table:table-cell>
          <table:table-cell office:value-type="float" office:value="358.490503310924" calcext:value-type="float">
            <text:p>358,490503310924</text:p>
          </table:table-cell>
          <table:table-cell office:value-type="float" office:value="352.503306597937" calcext:value-type="float">
            <text:p>352,503306597937</text:p>
          </table:table-cell>
          <table:table-cell office:value-type="float" office:value="350.793340078089" calcext:value-type="float">
            <text:p>350,793340078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74252" calcext:value-type="float">
            <text:p>0,974252</text:p>
          </table:table-cell>
          <table:table-cell table:formula="of:=[.J6]/[.P6]" office:value-type="percentage" office:value="0.221504884266737" calcext:value-type="percentage">
            <text:p>22,15 %</text:p>
          </table:table-cell>
          <table:table-cell office:value-type="float" office:value="0.024231" calcext:value-type="float">
            <text:p>0,024231</text:p>
          </table:table-cell>
          <table:table-cell table:formula="of:=[.L6]/[.P6]" office:value-type="float" office:value="0.00550913403376878" calcext:value-type="float">
            <text:p>0,00550913403376878</text:p>
          </table:table-cell>
          <table:table-cell office:value-type="float" office:value="0.79364" calcext:value-type="float">
            <text:p>0,79364</text:p>
          </table:table-cell>
          <table:table-cell table:style-name="ce5" table:formula="of:=[.N6]/[.P6]" office:value-type="percentage" office:value="0.180441134685331" calcext:value-type="percentage">
            <text:p>18,04 %</text:p>
          </table:table-cell>
          <table:table-cell table:style-name="ce6" table:formula="of:=[.C6]-[.F6]" office:value-type="float" office:value="4.39833190687932" calcext:value-type="float">
            <text:p>4,40</text:p>
          </table:table-cell>
          <table:table-cell table:style-name="ce5" table:formula="of:=[.P6]/[.F6]" office:value-type="percentage" office:value="0.0125382423335067" calcext:value-type="percentage">
            <text:p>1,25 %</text:p>
          </table:table-cell>
          <table:table-cell table:style-name="ce6" table:formula="of:=[.D6]-[.F6]" office:value-type="float" office:value="7.69716323283501" calcext:value-type="float">
            <text:p>7,70</text:p>
          </table:table-cell>
          <table:table-cell table:style-name="ce5" table:formula="of:=[.R6]/[.F6]" office:value-type="percentage" office:value="0.0219421589677887" calcext:value-type="percentage">
            <text:p>2,19 %</text:p>
          </table:table-cell>
          <table:table-cell table:style-name="ce5" table:formula="of:=[.E6]/[.C6]" office:value-type="percentage" office:value="0.992431226295346" calcext:value-type="percentage">
            <text:p>99,24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0T21:36:23" calcext:value-type="date">
            <text:p>2025-04-10T21:36:23</text:p>
          </table:table-cell>
          <table:table-cell office:value-type="string" calcext:value-type="string">
            <text:p>swh:1:dir:01bdafabd23b5e62bee8aa8d6b5be2384f0526ba</text:p>
          </table:table-cell>
          <table:table-cell office:value-type="float" office:value="91.6881583398208" calcext:value-type="float">
            <text:p>91,6881583398208</text:p>
          </table:table-cell>
          <table:table-cell office:value-type="float" office:value="90.8506710659713" calcext:value-type="float">
            <text:p>90,8506710659713</text:p>
          </table:table-cell>
          <table:table-cell office:value-type="float" office:value="91.5349139550235" calcext:value-type="float">
            <text:p>91,5349139550235</text:p>
          </table:table-cell>
          <table:table-cell office:value-type="float" office:value="90.2723394969944" calcext:value-type="float">
            <text:p>90,2723394969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398" calcext:value-type="float">
            <text:p>0,031398</text:p>
          </table:table-cell>
          <table:table-cell table:formula="of:=[.J7]/[.P7]" office:value-type="percentage" office:value="0.022176565991536" calcext:value-type="percentage">
            <text:p>2,22 %</text:p>
          </table:table-cell>
          <table:table-cell office:value-type="float" office:value="0.007986" calcext:value-type="float">
            <text:p>0,007986</text:p>
          </table:table-cell>
          <table:table-cell table:formula="of:=[.L7]/[.P7]" office:value-type="float" office:value="0.00564055213734653" calcext:value-type="float">
            <text:p>0,00564055213734653</text:p>
          </table:table-cell>
          <table:table-cell office:value-type="float" office:value="0.169372" calcext:value-type="float">
            <text:p>0,169372</text:p>
          </table:table-cell>
          <table:table-cell table:style-name="ce5" table:formula="of:=[.N7]/[.P7]" office:value-type="percentage" office:value="0.119628299099256" calcext:value-type="percentage">
            <text:p>11,96 %</text:p>
          </table:table-cell>
          <table:table-cell table:style-name="ce6" table:formula="of:=[.C7]-[.F7]" office:value-type="float" office:value="1.41581884282641" calcext:value-type="float">
            <text:p>1,42</text:p>
          </table:table-cell>
          <table:table-cell table:style-name="ce5" table:formula="of:=[.P7]/[.F7]" office:value-type="percentage" office:value="0.0156838611995156" calcext:value-type="percentage">
            <text:p>1,57 %</text:p>
          </table:table-cell>
          <table:table-cell table:style-name="ce6" table:formula="of:=[.D7]-[.F7]" office:value-type="float" office:value="0.578331568976864" calcext:value-type="float">
            <text:p>0,58</text:p>
          </table:table-cell>
          <table:table-cell table:style-name="ce5" table:formula="of:=[.R7]/[.F7]" office:value-type="percentage" office:value="0.00640652022756228" calcext:value-type="percentage">
            <text:p>0,64 %</text:p>
          </table:table-cell>
          <table:table-cell table:style-name="ce5" table:formula="of:=[.E7]/[.C7]" office:value-type="percentage" office:value="0.998328634934194" calcext:value-type="percentage">
            <text:p>99,83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0T21:41:04" calcext:value-type="date">
            <text:p>2025-04-10T21:41:04</text:p>
          </table:table-cell>
          <table:table-cell office:value-type="string" calcext:value-type="string">
            <text:p>swh:1:dir:f064edb3e6c32c8114b8645868c7bfd5eeb30a02</text:p>
          </table:table-cell>
          <table:table-cell office:value-type="float" office:value="79.9947828389704" calcext:value-type="float">
            <text:p>79,9947828389704</text:p>
          </table:table-cell>
          <table:table-cell office:value-type="float" office:value="78.1540115489624" calcext:value-type="float">
            <text:p>78,1540115489624</text:p>
          </table:table-cell>
          <table:table-cell office:value-type="float" office:value="79.1542743949685" calcext:value-type="float">
            <text:p>79,1542743949685</text:p>
          </table:table-cell>
          <table:table-cell office:value-type="float" office:value="77.9355684048496" calcext:value-type="float">
            <text:p>77,9355684048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643" calcext:value-type="float">
            <text:p>0,065643</text:p>
          </table:table-cell>
          <table:table-cell table:formula="of:=[.J8]/[.P8]" office:value-type="percentage" office:value="0.0318776903037914" calcext:value-type="percentage">
            <text:p>3,19 %</text:p>
          </table:table-cell>
          <table:table-cell office:value-type="float" office:value="0.003302" calcext:value-type="float">
            <text:p>0,003302</text:p>
          </table:table-cell>
          <table:table-cell table:formula="of:=[.L8]/[.P8]" office:value-type="float" office:value="0.00160352411350973" calcext:value-type="float">
            <text:p>0,00160352411350973</text:p>
          </table:table-cell>
          <table:table-cell office:value-type="float" office:value="0.168749" calcext:value-type="float">
            <text:p>0,168749</text:p>
          </table:table-cell>
          <table:table-cell table:style-name="ce5" table:formula="of:=[.N8]/[.P8]" office:value-type="percentage" office:value="0.0819482406513184" calcext:value-type="percentage">
            <text:p>8,19 %</text:p>
          </table:table-cell>
          <table:table-cell table:style-name="ce6" table:formula="of:=[.C8]-[.F8]" office:value-type="float" office:value="2.0592144341208" calcext:value-type="float">
            <text:p>2,06</text:p>
          </table:table-cell>
          <table:table-cell table:style-name="ce5" table:formula="of:=[.P8]/[.F8]" office:value-type="percentage" office:value="0.0264220108516289" calcext:value-type="percentage">
            <text:p>2,64 %</text:p>
          </table:table-cell>
          <table:table-cell table:style-name="ce6" table:formula="of:=[.D8]-[.F8]" office:value-type="float" office:value="0.218443144112825" calcext:value-type="float">
            <text:p>0,22</text:p>
          </table:table-cell>
          <table:table-cell table:style-name="ce5" table:formula="of:=[.R8]/[.F8]" office:value-type="percentage" office:value="0.00280286842816216" calcext:value-type="percentage">
            <text:p>0,28 %</text:p>
          </table:table-cell>
          <table:table-cell table:style-name="ce5" table:formula="of:=[.E8]/[.C8]" office:value-type="percentage" office:value="0.989492959238431" calcext:value-type="percentage">
            <text:p>98,95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0T21:45:08" calcext:value-type="date">
            <text:p>2025-04-10T21:45:08</text:p>
          </table:table-cell>
          <table:table-cell office:value-type="string" calcext:value-type="string">
            <text:p>swh:1:dir:05c12dd1e869412dded68b798e7d19b54745fae6</text:p>
          </table:table-cell>
          <table:table-cell office:value-type="float" office:value="333.735324508976" calcext:value-type="float">
            <text:p>333,735324508976</text:p>
          </table:table-cell>
          <table:table-cell office:value-type="float" office:value="331.890820021974" calcext:value-type="float">
            <text:p>331,890820021974</text:p>
          </table:table-cell>
          <table:table-cell office:value-type="float" office:value="328.567769386806" calcext:value-type="float">
            <text:p>328,567769386806</text:p>
          </table:table-cell>
          <table:table-cell office:value-type="float" office:value="327.361797676887" calcext:value-type="float">
            <text:p>327,3617976768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2192" calcext:value-type="float">
            <text:p>0,272192</text:p>
          </table:table-cell>
          <table:table-cell table:formula="of:=[.J9]/[.P9]" office:value-type="percentage" office:value="0.0427066531876188" calcext:value-type="percentage">
            <text:p>4,27 %</text:p>
          </table:table-cell>
          <table:table-cell office:value-type="float" office:value="0.018554" calcext:value-type="float">
            <text:p>0,018554</text:p>
          </table:table-cell>
          <table:table-cell table:formula="of:=[.L9]/[.P9]" office:value-type="float" office:value="0.00291110408550978" calcext:value-type="float">
            <text:p>0,00291110408550978</text:p>
          </table:table-cell>
          <table:table-cell office:value-type="float" office:value="0.546264" calcext:value-type="float">
            <text:p>0,546264</text:p>
          </table:table-cell>
          <table:table-cell table:style-name="ce5" table:formula="of:=[.N9]/[.P9]" office:value-type="percentage" office:value="0.0857082764992409" calcext:value-type="percentage">
            <text:p>8,57 %</text:p>
          </table:table-cell>
          <table:table-cell table:style-name="ce6" table:formula="of:=[.C9]-[.F9]" office:value-type="float" office:value="6.37352683208883" calcext:value-type="float">
            <text:p>6,37</text:p>
          </table:table-cell>
          <table:table-cell table:style-name="ce5" table:formula="of:=[.P9]/[.F9]" office:value-type="percentage" office:value="0.0194693665458779" calcext:value-type="percentage">
            <text:p>1,95 %</text:p>
          </table:table-cell>
          <table:table-cell table:style-name="ce6" table:formula="of:=[.D9]-[.F9]" office:value-type="float" office:value="4.52902234508656" calcext:value-type="float">
            <text:p>4,53</text:p>
          </table:table-cell>
          <table:table-cell table:style-name="ce5" table:formula="of:=[.R9]/[.F9]" office:value-type="percentage" office:value="0.0138349140835205" calcext:value-type="percentage">
            <text:p>1,38 %</text:p>
          </table:table-cell>
          <table:table-cell table:style-name="ce5" table:formula="of:=[.E9]/[.C9]" office:value-type="percentage" office:value="0.98451600791803" calcext:value-type="percentage">
            <text:p>98,45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0T22:01:50" calcext:value-type="date">
            <text:p>2025-04-10T22:01:50</text:p>
          </table:table-cell>
          <table:table-cell office:value-type="string" calcext:value-type="string">
            <text:p>swh:1:dir:90c37046230bb4abea291c31193a8091ae51af82</text:p>
          </table:table-cell>
          <table:table-cell office:value-type="float" office:value="285.70720658591" calcext:value-type="float">
            <text:p>285,70720658591</text:p>
          </table:table-cell>
          <table:table-cell office:value-type="float" office:value="284.749815145042" calcext:value-type="float">
            <text:p>284,749815145042</text:p>
          </table:table-cell>
          <table:table-cell office:value-type="float" office:value="305.49845704902" calcext:value-type="float">
            <text:p>305,49845704902</text:p>
          </table:table-cell>
          <table:table-cell office:value-type="float" office:value="301.914439972024" calcext:value-type="float">
            <text:p>301,914439972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887" calcext:value-type="float">
            <text:p>0,239887</text:p>
          </table:table-cell>
          <table:table-cell table:formula="of:=[.J10]/[.P10]" office:value-type="percentage" office:value="-0.0148012306779963" calcext:value-type="percentage">
            <text:p>-1,48 %</text:p>
          </table:table-cell>
          <table:table-cell office:value-type="float" office:value="0.016088" calcext:value-type="float">
            <text:p>0,016088</text:p>
          </table:table-cell>
          <table:table-cell table:formula="of:=[.L10]/[.P10]" office:value-type="float" office:value="-0.000992643199288017" calcext:value-type="float">
            <text:p>-0,000992643199288017</text:p>
          </table:table-cell>
          <table:table-cell office:value-type="float" office:value="0.902839" calcext:value-type="float">
            <text:p>0,902839</text:p>
          </table:table-cell>
          <table:table-cell table:style-name="ce5" table:formula="of:=[.N10]/[.P10]" office:value-type="percentage" office:value="-0.0557059294755093" calcext:value-type="percentage">
            <text:p>-5,57 %</text:p>
          </table:table-cell>
          <table:table-cell table:style-name="ce6" table:formula="of:=[.C10]-[.F10]" office:value-type="float" office:value="-16.2072333861142" calcext:value-type="float">
            <text:p>-16,21</text:p>
          </table:table-cell>
          <table:table-cell table:style-name="ce5" table:formula="of:=[.P10]/[.F10]" office:value-type="percentage" office:value="-0.0536815443064466" calcext:value-type="percentage">
            <text:p>-5,37 %</text:p>
          </table:table-cell>
          <table:table-cell table:style-name="ce6" table:formula="of:=[.D10]-[.F10]" office:value-type="float" office:value="-17.1646248269826" calcext:value-type="float">
            <text:p>-17,16</text:p>
          </table:table-cell>
          <table:table-cell table:style-name="ce5" table:formula="of:=[.R10]/[.F10]" office:value-type="percentage" office:value="-0.0568526130402147" calcext:value-type="percentage">
            <text:p>-5,69 %</text:p>
          </table:table-cell>
          <table:table-cell table:style-name="ce5" table:formula="of:=[.E10]/[.C10]" office:value-type="percentage" office:value="1.06927109294724" calcext:value-type="percentage">
            <text:p>106,93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0T22:16:33" calcext:value-type="date">
            <text:p>2025-04-10T22:16:33</text:p>
          </table:table-cell>
          <table:table-cell office:value-type="string" calcext:value-type="string">
            <text:p>swh:1:dir:16377ebdda33d717703b5aee58007c9f67df01f3</text:p>
          </table:table-cell>
          <table:table-cell office:value-type="float" office:value="292.972708376125" calcext:value-type="float">
            <text:p>292,972708376125</text:p>
          </table:table-cell>
          <table:table-cell office:value-type="float" office:value="290.524857477983" calcext:value-type="float">
            <text:p>290,524857477983</text:p>
          </table:table-cell>
          <table:table-cell office:value-type="float" office:value="288.262646539137" calcext:value-type="float">
            <text:p>288,262646539137</text:p>
          </table:table-cell>
          <table:table-cell office:value-type="float" office:value="287.095627385192" calcext:value-type="float">
            <text:p>287,095627385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5" calcext:value-type="float">
            <text:p>0,0945</text:p>
          </table:table-cell>
          <table:table-cell table:formula="of:=[.J11]/[.P11]" office:value-type="percentage" office:value="0.0160794108751936" calcext:value-type="percentage">
            <text:p>1,61 %</text:p>
          </table:table-cell>
          <table:table-cell office:value-type="float" office:value="0.019357" calcext:value-type="float">
            <text:p>0,019357</text:p>
          </table:table-cell>
          <table:table-cell table:formula="of:=[.L11]/[.P11]" office:value-type="float" office:value="0.00329364186572617" calcext:value-type="float">
            <text:p>0,00329364186572617</text:p>
          </table:table-cell>
          <table:table-cell office:value-type="float" office:value="0.884283" calcext:value-type="float">
            <text:p>0,884283</text:p>
          </table:table-cell>
          <table:table-cell table:style-name="ce5" table:formula="of:=[.N11]/[.P11]" office:value-type="percentage" office:value="0.150462959650252" calcext:value-type="percentage">
            <text:p>15,05 %</text:p>
          </table:table-cell>
          <table:table-cell table:style-name="ce6" table:formula="of:=[.C11]-[.F11]" office:value-type="float" office:value="5.87708099093288" calcext:value-type="float">
            <text:p>5,88</text:p>
          </table:table-cell>
          <table:table-cell table:style-name="ce5" table:formula="of:=[.P11]/[.F11]" office:value-type="percentage" office:value="0.0204708133121362" calcext:value-type="percentage">
            <text:p>2,05 %</text:p>
          </table:table-cell>
          <table:table-cell table:style-name="ce6" table:formula="of:=[.D11]-[.F11]" office:value-type="float" office:value="3.42923009279184" calcext:value-type="float">
            <text:p>3,43</text:p>
          </table:table-cell>
          <table:table-cell table:style-name="ce5" table:formula="of:=[.R11]/[.F11]" office:value-type="percentage" office:value="0.0119445570245168" calcext:value-type="percentage">
            <text:p>1,19 %</text:p>
          </table:table-cell>
          <table:table-cell table:style-name="ce5" table:formula="of:=[.E11]/[.C11]" office:value-type="percentage" office:value="0.983923206147445" calcext:value-type="percentage">
            <text:p>98,39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0T22:32:05" calcext:value-type="date">
            <text:p>2025-04-10T22:32:05</text:p>
          </table:table-cell>
          <table:table-cell office:value-type="string" calcext:value-type="string">
            <text:p>swh:1:dir:513626709b87d66e772f27243c091e49e2b6ee00</text:p>
          </table:table-cell>
          <table:table-cell office:value-type="float" office:value="99.085231250152" calcext:value-type="float">
            <text:p>99,085231250152</text:p>
          </table:table-cell>
          <table:table-cell office:value-type="float" office:value="98.1003940519877" calcext:value-type="float">
            <text:p>98,1003940519877</text:p>
          </table:table-cell>
          <table:table-cell office:value-type="float" office:value="99.4130139010958" calcext:value-type="float">
            <text:p>99,4130139010958</text:p>
          </table:table-cell>
          <table:table-cell office:value-type="float" office:value="98.0911045670509" calcext:value-type="float">
            <text:p>98,0911045670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096" calcext:value-type="float">
            <text:p>0,038096</text:p>
          </table:table-cell>
          <table:table-cell table:formula="of:=[.J12]/[.P12]" office:value-type="percentage" office:value="0.0383210717985802" calcext:value-type="percentage">
            <text:p>3,83 %</text:p>
          </table:table-cell>
          <table:table-cell office:value-type="float" office:value="0.01012" calcext:value-type="float">
            <text:p>0,01012</text:p>
          </table:table-cell>
          <table:table-cell table:formula="of:=[.L12]/[.P12]" office:value-type="float" office:value="0.0101797891275103" calcext:value-type="float">
            <text:p>0,0101797891275103</text:p>
          </table:table-cell>
          <table:table-cell office:value-type="float" office:value="0.15735" calcext:value-type="float">
            <text:p>0,15735</text:p>
          </table:table-cell>
          <table:table-cell table:style-name="ce5" table:formula="of:=[.N12]/[.P12]" office:value-type="percentage" office:value="0.15827962640452" calcext:value-type="percentage">
            <text:p>15,83 %</text:p>
          </table:table-cell>
          <table:table-cell table:style-name="ce6" table:formula="of:=[.C12]-[.F12]" office:value-type="float" office:value="0.994126683101058" calcext:value-type="float">
            <text:p>0,99</text:p>
          </table:table-cell>
          <table:table-cell table:style-name="ce5" table:formula="of:=[.P12]/[.F12]" office:value-type="percentage" office:value="0.0101347281946603" calcext:value-type="percentage">
            <text:p>1,01 %</text:p>
          </table:table-cell>
          <table:table-cell table:style-name="ce6" table:formula="of:=[.D12]-[.F12]" office:value-type="float" office:value="0.00928948493674398" calcext:value-type="float">
            <text:p>0,01</text:p>
          </table:table-cell>
          <table:table-cell table:style-name="ce5" table:formula="of:=[.R12]/[.F12]" office:value-type="percentage" office:value="0.0000947026234208024" calcext:value-type="percentage">
            <text:p>0,01 %</text:p>
          </table:table-cell>
          <table:table-cell table:style-name="ce5" table:formula="of:=[.E12]/[.C12]" office:value-type="percentage" office:value="1.00330808786343" calcext:value-type="percentage">
            <text:p>100,33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0T22:37:19" calcext:value-type="date">
            <text:p>2025-04-10T22:37:19</text:p>
          </table:table-cell>
          <table:table-cell office:value-type="string" calcext:value-type="string">
            <text:p>swh:1:dir:86f1be4c7443797aedc1c8d7bf97893db7f21649</text:p>
          </table:table-cell>
          <table:table-cell office:value-type="float" office:value="3903.32733499492" calcext:value-type="float">
            <text:p>3903,32733499492</text:p>
          </table:table-cell>
          <table:table-cell office:value-type="float" office:value="3822.65146413283" calcext:value-type="float">
            <text:p>3822,65146413283</text:p>
          </table:table-cell>
          <table:table-cell office:value-type="float" office:value="3841.37387398398" calcext:value-type="float">
            <text:p>3841,37387398398</text:p>
          </table:table-cell>
          <table:table-cell office:value-type="float" office:value="3839.35389707307" calcext:value-type="float">
            <text:p>3839,35389707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27637" calcext:value-type="float">
            <text:p>5,127637</text:p>
          </table:table-cell>
          <table:table-cell table:formula="of:=[.J13]/[.P13]" office:value-type="percentage" office:value="0.0801525940541842" calcext:value-type="percentage">
            <text:p>8,02 %</text:p>
          </table:table-cell>
          <table:table-cell office:value-type="float" office:value="0.161358" calcext:value-type="float">
            <text:p>0,161358</text:p>
          </table:table-cell>
          <table:table-cell table:formula="of:=[.L13]/[.P13]" office:value-type="float" office:value="0.00252226557211344" calcext:value-type="float">
            <text:p>0,00252226557211344</text:p>
          </table:table-cell>
          <table:table-cell office:value-type="float" office:value="6.412059" calcext:value-type="float">
            <text:p>6,412059</text:p>
          </table:table-cell>
          <table:table-cell table:style-name="ce5" table:formula="of:=[.N13]/[.P13]" office:value-type="percentage" office:value="0.100230020588134" calcext:value-type="percentage">
            <text:p>10,02 %</text:p>
          </table:table-cell>
          <table:table-cell table:style-name="ce6" table:formula="of:=[.C13]-[.F13]" office:value-type="float" office:value="63.9734379218426" calcext:value-type="float">
            <text:p>63,97</text:p>
          </table:table-cell>
          <table:table-cell table:style-name="ce5" table:formula="of:=[.P13]/[.F13]" office:value-type="percentage" office:value="0.0166625530328456" calcext:value-type="percentage">
            <text:p>1,67 %</text:p>
          </table:table-cell>
          <table:table-cell table:style-name="ce6" table:formula="of:=[.D13]-[.F13]" office:value-type="float" office:value="-16.7024329402484" calcext:value-type="float">
            <text:p>-16,70</text:p>
          </table:table-cell>
          <table:table-cell table:style-name="ce5" table:formula="of:=[.R13]/[.F13]" office:value-type="percentage" office:value="-0.00435032387948959" calcext:value-type="percentage">
            <text:p>-0,44 %</text:p>
          </table:table-cell>
          <table:table-cell table:style-name="ce5" table:formula="of:=[.E13]/[.C13]" office:value-type="percentage" office:value="0.984128038544064" calcext:value-type="percentage">
            <text:p>98,41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1:50:25" calcext:value-type="date">
            <text:p>2025-04-11T01:50:25</text:p>
          </table:table-cell>
          <table:table-cell office:value-type="string" calcext:value-type="string">
            <text:p>swh:1:dir:9eb465ca464f087a76a1b992cd975a76e03da29d</text:p>
          </table:table-cell>
          <table:table-cell office:value-type="float" office:value="199.161202813033" calcext:value-type="float">
            <text:p>199,161202813033</text:p>
          </table:table-cell>
          <table:table-cell office:value-type="float" office:value="200.884745595045" calcext:value-type="float">
            <text:p>200,884745595045</text:p>
          </table:table-cell>
          <table:table-cell office:value-type="float" office:value="200.56130621396" calcext:value-type="float">
            <text:p>200,56130621396</text:p>
          </table:table-cell>
          <table:table-cell office:value-type="float" office:value="199.40155288903" calcext:value-type="float">
            <text:p>199,40155288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1083" calcext:value-type="float">
            <text:p>0,191083</text:p>
          </table:table-cell>
          <table:table-cell table:formula="of:=[.J14]/[.P14]" office:value-type="percentage" office:value="-0.795019511464841" calcext:value-type="percentage">
            <text:p>-79,50 %</text:p>
          </table:table-cell>
          <table:table-cell office:value-type="float" office:value="0.010885" calcext:value-type="float">
            <text:p>0,010885</text:p>
          </table:table-cell>
          <table:table-cell table:formula="of:=[.L14]/[.P14]" office:value-type="float" office:value="-0.045288107169632" calcext:value-type="float">
            <text:p>-0,045288107169632</text:p>
          </table:table-cell>
          <table:table-cell office:value-type="float" office:value="0.638576" calcext:value-type="float">
            <text:p>0,638576</text:p>
          </table:table-cell>
          <table:table-cell table:style-name="ce5" table:formula="of:=[.N14]/[.P14]" office:value-type="percentage" office:value="-2.6568579075751" calcext:value-type="percentage">
            <text:p>-265,69 %</text:p>
          </table:table-cell>
          <table:table-cell table:style-name="ce6" table:formula="of:=[.C14]-[.F14]" office:value-type="float" office:value="-0.240350075997412" calcext:value-type="float">
            <text:p>-0,24</text:p>
          </table:table-cell>
          <table:table-cell table:style-name="ce5" table:formula="of:=[.P14]/[.F14]" office:value-type="percentage" office:value="-0.00120535709233503" calcext:value-type="percentage">
            <text:p>-0,12 %</text:p>
          </table:table-cell>
          <table:table-cell table:style-name="ce6" table:formula="of:=[.D14]-[.F14]" office:value-type="float" office:value="1.48319270601496" calcext:value-type="float">
            <text:p>1,48</text:p>
          </table:table-cell>
          <table:table-cell table:style-name="ce5" table:formula="of:=[.R14]/[.F14]" office:value-type="percentage" office:value="0.00743822043773339" calcext:value-type="percentage">
            <text:p>0,74 %</text:p>
          </table:table-cell>
          <table:table-cell table:style-name="ce5" table:formula="of:=[.E14]/[.C14]" office:value-type="percentage" office:value="1.00703000072881" calcext:value-type="percentage">
            <text:p>100,70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2:00:32" calcext:value-type="date">
            <text:p>2025-04-11T02:00:32</text:p>
          </table:table-cell>
          <table:table-cell office:value-type="string" calcext:value-type="string">
            <text:p>swh:1:dir:2a4d4ba6d79e569a089ba3a4107d13e5938c3c0a</text:p>
          </table:table-cell>
          <table:table-cell office:value-type="float" office:value="19.3827703481074" calcext:value-type="float">
            <text:p>19,3827703481074</text:p>
          </table:table-cell>
          <table:table-cell office:value-type="float" office:value="18.805350282928" calcext:value-type="float">
            <text:p>18,805350282928</text:p>
          </table:table-cell>
          <table:table-cell office:value-type="float" office:value="20.5726128560491" calcext:value-type="float">
            <text:p>20,5726128560491</text:p>
          </table:table-cell>
          <table:table-cell office:value-type="float" office:value="18.9533589871135" calcext:value-type="float">
            <text:p>18,9533589871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123" calcext:value-type="float">
            <text:p>0,053123</text:p>
          </table:table-cell>
          <table:table-cell table:formula="of:=[.J15]/[.P15]" office:value-type="percentage" office:value="0.123711212197631" calcext:value-type="percentage">
            <text:p>12,37 %</text:p>
          </table:table-cell>
          <table:table-cell office:value-type="float" office:value="0.001337" calcext:value-type="float">
            <text:p>0,001337</text:p>
          </table:table-cell>
          <table:table-cell table:formula="of:=[.L15]/[.P15]" office:value-type="float" office:value="0.00311356457105647" calcext:value-type="float">
            <text:p>0,00311356457105647</text:p>
          </table:table-cell>
          <table:table-cell office:value-type="float" office:value="0.052691" calcext:value-type="float">
            <text:p>0,052691</text:p>
          </table:table-cell>
          <table:table-cell table:style-name="ce5" table:formula="of:=[.N15]/[.P15]" office:value-type="percentage" office:value="0.122705183854552" calcext:value-type="percentage">
            <text:p>12,27 %</text:p>
          </table:table-cell>
          <table:table-cell table:style-name="ce6" table:formula="of:=[.C15]-[.F15]" office:value-type="float" office:value="0.429411360993981" calcext:value-type="float">
            <text:p>0,43</text:p>
          </table:table-cell>
          <table:table-cell table:style-name="ce5" table:formula="of:=[.P15]/[.F15]" office:value-type="percentage" office:value="0.0226562141985461" calcext:value-type="percentage">
            <text:p>2,27 %</text:p>
          </table:table-cell>
          <table:table-cell table:style-name="ce6" table:formula="of:=[.D15]-[.F15]" office:value-type="float" office:value="-0.148008704185486" calcext:value-type="float">
            <text:p>-0,15</text:p>
          </table:table-cell>
          <table:table-cell table:style-name="ce5" table:formula="of:=[.R15]/[.F15]" office:value-type="percentage" office:value="-0.00780910150470522" calcext:value-type="percentage">
            <text:p>-0,78 %</text:p>
          </table:table-cell>
          <table:table-cell table:style-name="ce5" table:formula="of:=[.E15]/[.C15]" office:value-type="percentage" office:value="1.06138660710376" calcext:value-type="percentage">
            <text:p>106,14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2:01:49" calcext:value-type="date">
            <text:p>2025-04-11T02:01:49</text:p>
          </table:table-cell>
          <table:table-cell office:value-type="string" calcext:value-type="string">
            <text:p>swh:1:dir:b27d67b83f2de31954a6e843dbe62d353103c81b</text:p>
          </table:table-cell>
          <table:table-cell office:value-type="float" office:value="140.226473768009" calcext:value-type="float">
            <text:p>140,226473768009</text:p>
          </table:table-cell>
          <table:table-cell office:value-type="float" office:value="138.477978761075" calcext:value-type="float">
            <text:p>138,477978761075</text:p>
          </table:table-cell>
          <table:table-cell office:value-type="float" office:value="141.48655834212" calcext:value-type="float">
            <text:p>141,48655834212</text:p>
          </table:table-cell>
          <table:table-cell office:value-type="float" office:value="140.237916955026" calcext:value-type="float">
            <text:p>140,237916955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9231" calcext:value-type="float">
            <text:p>0,089231</text:p>
          </table:table-cell>
          <table:table-cell table:formula="of:=[.J16]/[.P16]" office:value-type="percentage" office:value="-7.79774025081361" calcext:value-type="percentage">
            <text:p>-779,77 %</text:p>
          </table:table-cell>
          <table:table-cell office:value-type="float" office:value="0.006821" calcext:value-type="float">
            <text:p>0,006821</text:p>
          </table:table-cell>
          <table:table-cell table:formula="of:=[.L16]/[.P16]" office:value-type="float" office:value="-0.596075200892063" calcext:value-type="float">
            <text:p>-0,596075200892063</text:p>
          </table:table-cell>
          <table:table-cell office:value-type="float" office:value="0.296664" calcext:value-type="float">
            <text:p>0,296664</text:p>
          </table:table-cell>
          <table:table-cell table:style-name="ce5" table:formula="of:=[.N16]/[.P16]" office:value-type="percentage" office:value="-25.9249455208097" calcext:value-type="percentage">
            <text:p>-2592,49 %</text:p>
          </table:table-cell>
          <table:table-cell table:style-name="ce6" table:formula="of:=[.C16]-[.F16]" office:value-type="float" office:value="-0.0114431870169938" calcext:value-type="float">
            <text:p>-0,01</text:p>
          </table:table-cell>
          <table:table-cell table:style-name="ce5" table:formula="of:=[.P16]/[.F16]" office:value-type="percentage" office:value="-0.0000815983812756116" calcext:value-type="percentage">
            <text:p>-0,01 %</text:p>
          </table:table-cell>
          <table:table-cell table:style-name="ce6" table:formula="of:=[.D16]-[.F16]" office:value-type="float" office:value="-1.7599381939508" calcext:value-type="float">
            <text:p>-1,76</text:p>
          </table:table-cell>
          <table:table-cell table:style-name="ce5" table:formula="of:=[.R16]/[.F16]" office:value-type="percentage" office:value="-0.012549660121629" calcext:value-type="percentage">
            <text:p>-1,25 %</text:p>
          </table:table-cell>
          <table:table-cell table:style-name="ce5" table:formula="of:=[.E16]/[.C16]" office:value-type="percentage" office:value="1.00898606761085" calcext:value-type="percentage">
            <text:p>100,90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2:09:18" calcext:value-type="date">
            <text:p>2025-04-11T02:09:18</text:p>
          </table:table-cell>
          <table:table-cell office:value-type="string" calcext:value-type="string">
            <text:p>swh:1:dir:405f26860fd26ab1e0b462018592f60082328313</text:p>
          </table:table-cell>
          <table:table-cell office:value-type="float" office:value="388.765491307015" calcext:value-type="float">
            <text:p>388,765491307015</text:p>
          </table:table-cell>
          <table:table-cell office:value-type="float" office:value="372.88474152307" calcext:value-type="float">
            <text:p>372,88474152307</text:p>
          </table:table-cell>
          <table:table-cell office:value-type="float" office:value="370.374467366841" calcext:value-type="float">
            <text:p>370,374467366841</text:p>
          </table:table-cell>
          <table:table-cell office:value-type="float" office:value="369.259767623851" calcext:value-type="float">
            <text:p>369,259767623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146" calcext:value-type="float">
            <text:p>0,21146</text:p>
          </table:table-cell>
          <table:table-cell table:formula="of:=[.J17]/[.P17]" office:value-type="percentage" office:value="0.010840920513117" calcext:value-type="percentage">
            <text:p>1,08 %</text:p>
          </table:table-cell>
          <table:table-cell office:value-type="float" office:value="0.016326" calcext:value-type="float">
            <text:p>0,016326</text:p>
          </table:table-cell>
          <table:table-cell table:formula="of:=[.L17]/[.P17]" office:value-type="float" office:value="0.000836985095512856" calcext:value-type="float">
            <text:p>0,000836985095512856</text:p>
          </table:table-cell>
          <table:table-cell office:value-type="float" office:value="0.964647" calcext:value-type="float">
            <text:p>0,964647</text:p>
          </table:table-cell>
          <table:table-cell table:style-name="ce5" table:formula="of:=[.N17]/[.P17]" office:value-type="percentage" office:value="0.04945456091089" calcext:value-type="percentage">
            <text:p>4,95 %</text:p>
          </table:table-cell>
          <table:table-cell table:style-name="ce6" table:formula="of:=[.C17]-[.F17]" office:value-type="float" office:value="19.5057236831635" calcext:value-type="float">
            <text:p>19,51</text:p>
          </table:table-cell>
          <table:table-cell table:style-name="ce5" table:formula="of:=[.P17]/[.F17]" office:value-type="percentage" office:value="0.0528238529983401" calcext:value-type="percentage">
            <text:p>5,28 %</text:p>
          </table:table-cell>
          <table:table-cell table:style-name="ce6" table:formula="of:=[.D17]-[.F17]" office:value-type="float" office:value="3.62497389921919" calcext:value-type="float">
            <text:p>3,62</text:p>
          </table:table-cell>
          <table:table-cell table:style-name="ce5" table:formula="of:=[.R17]/[.F17]" office:value-type="percentage" office:value="0.00981686665337392" calcext:value-type="percentage">
            <text:p>0,98 %</text:p>
          </table:table-cell>
          <table:table-cell table:style-name="ce5" table:formula="of:=[.E17]/[.C17]" office:value-type="percentage" office:value="0.95269378493872" calcext:value-type="percentage">
            <text:p>95,27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2:28:17" calcext:value-type="date">
            <text:p>2025-04-11T02:28:17</text:p>
          </table:table-cell>
          <table:table-cell office:value-type="string" calcext:value-type="string">
            <text:p>swh:1:dir:8186fe2fa232146d6c9c73001f481f1ed233e346</text:p>
          </table:table-cell>
          <table:table-cell office:value-type="float" office:value="63.8757507221308" calcext:value-type="float">
            <text:p>63,8757507221308</text:p>
          </table:table-cell>
          <table:table-cell office:value-type="float" office:value="64.3971057941672" calcext:value-type="float">
            <text:p>64,3971057941672</text:p>
          </table:table-cell>
          <table:table-cell office:value-type="float" office:value="64.7214886320289" calcext:value-type="float">
            <text:p>64,7214886320289</text:p>
          </table:table-cell>
          <table:table-cell office:value-type="float" office:value="63.6903832780663" calcext:value-type="float">
            <text:p>63,6903832780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779" calcext:value-type="float">
            <text:p>0,029779</text:p>
          </table:table-cell>
          <table:table-cell table:formula="of:=[.J18]/[.P18]" office:value-type="percentage" office:value="0.160648490085688" calcext:value-type="percentage">
            <text:p>16,06 %</text:p>
          </table:table-cell>
          <table:table-cell office:value-type="float" office:value="0.005999" calcext:value-type="float">
            <text:p>0,005999</text:p>
          </table:table-cell>
          <table:table-cell table:formula="of:=[.L18]/[.P18]" office:value-type="float" office:value="0.0323627486491837" calcext:value-type="float">
            <text:p>0,0323627486491837</text:p>
          </table:table-cell>
          <table:table-cell office:value-type="float" office:value="0.167982" calcext:value-type="float">
            <text:p>0,167982</text:p>
          </table:table-cell>
          <table:table-cell table:style-name="ce5" table:formula="of:=[.N18]/[.P18]" office:value-type="percentage" office:value="0.90621090908271" calcext:value-type="percentage">
            <text:p>90,62 %</text:p>
          </table:table-cell>
          <table:table-cell table:style-name="ce6" table:formula="of:=[.C18]-[.F18]" office:value-type="float" office:value="0.185367444064468" calcext:value-type="float">
            <text:p>0,19</text:p>
          </table:table-cell>
          <table:table-cell table:style-name="ce5" table:formula="of:=[.P18]/[.F18]" office:value-type="percentage" office:value="0.00291044635820719" calcext:value-type="percentage">
            <text:p>0,29 %</text:p>
          </table:table-cell>
          <table:table-cell table:style-name="ce6" table:formula="of:=[.D18]-[.F18]" office:value-type="float" office:value="0.706722516100854" calcext:value-type="float">
            <text:p>0,71</text:p>
          </table:table-cell>
          <table:table-cell table:style-name="ce5" table:formula="of:=[.R18]/[.F18]" office:value-type="percentage" office:value="0.0110962201784117" calcext:value-type="percentage">
            <text:p>1,11 %</text:p>
          </table:table-cell>
          <table:table-cell table:style-name="ce5" table:formula="of:=[.E18]/[.C18]" office:value-type="percentage" office:value="1.01324035960966" calcext:value-type="percentage">
            <text:p>101,32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2:31:37" calcext:value-type="date">
            <text:p>2025-04-11T02:31:37</text:p>
          </table:table-cell>
          <table:table-cell office:value-type="string" calcext:value-type="string">
            <text:p>swh:1:dir:280d877e1391eaa1b851b7a4b6c7128d9ca1509b</text:p>
          </table:table-cell>
          <table:table-cell office:value-type="float" office:value="317.741860199953" calcext:value-type="float">
            <text:p>317,741860199953</text:p>
          </table:table-cell>
          <table:table-cell office:value-type="float" office:value="318.112061371794" calcext:value-type="float">
            <text:p>318,112061371794</text:p>
          </table:table-cell>
          <table:table-cell office:value-type="float" office:value="316.6334342591" calcext:value-type="float">
            <text:p>316,6334342591</text:p>
          </table:table-cell>
          <table:table-cell office:value-type="float" office:value="315.634876688942" calcext:value-type="float">
            <text:p>315,634876688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1984" calcext:value-type="float">
            <text:p>0,161984</text:p>
          </table:table-cell>
          <table:table-cell table:formula="of:=[.J19]/[.P19]" office:value-type="percentage" office:value="0.076879576491008" calcext:value-type="percentage">
            <text:p>7,69 %</text:p>
          </table:table-cell>
          <table:table-cell office:value-type="float" office:value="0.014144" calcext:value-type="float">
            <text:p>0,014144</text:p>
          </table:table-cell>
          <table:table-cell table:formula="of:=[.L19]/[.P19]" office:value-type="float" office:value="0.00671291442296039" calcext:value-type="float">
            <text:p>0,00671291442296039</text:p>
          </table:table-cell>
          <table:table-cell office:value-type="float" office:value="0.727141" calcext:value-type="float">
            <text:p>0,727141</text:p>
          </table:table-cell>
          <table:table-cell table:style-name="ce5" table:formula="of:=[.N19]/[.P19]" office:value-type="percentage" office:value="0.345109962275583" calcext:value-type="percentage">
            <text:p>34,51 %</text:p>
          </table:table-cell>
          <table:table-cell table:style-name="ce6" table:formula="of:=[.C19]-[.F19]" office:value-type="float" office:value="2.10698351101019" calcext:value-type="float">
            <text:p>2,11</text:p>
          </table:table-cell>
          <table:table-cell table:style-name="ce5" table:formula="of:=[.P19]/[.F19]" office:value-type="percentage" office:value="0.00667538243274242" calcext:value-type="percentage">
            <text:p>0,67 %</text:p>
          </table:table-cell>
          <table:table-cell table:style-name="ce6" table:formula="of:=[.D19]-[.F19]" office:value-type="float" office:value="2.47718468285166" calcext:value-type="float">
            <text:p>2,48</text:p>
          </table:table-cell>
          <table:table-cell table:style-name="ce5" table:formula="of:=[.R19]/[.F19]" office:value-type="percentage" office:value="0.00784826033433853" calcext:value-type="percentage">
            <text:p>0,78 %</text:p>
          </table:table-cell>
          <table:table-cell table:style-name="ce5" table:formula="of:=[.E19]/[.C19]" office:value-type="percentage" office:value="0.996511552049972" calcext:value-type="percentage">
            <text:p>99,65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2:47:37" calcext:value-type="date">
            <text:p>2025-04-11T02:47:37</text:p>
          </table:table-cell>
          <table:table-cell office:value-type="string" calcext:value-type="string">
            <text:p>swh:1:dir:50935a927749cf23c7a576b45b9fb238c651c34b</text:p>
          </table:table-cell>
          <table:table-cell office:value-type="float" office:value="260.299430256942" calcext:value-type="float">
            <text:p>260,299430256942</text:p>
          </table:table-cell>
          <table:table-cell office:value-type="float" office:value="265.469506727066" calcext:value-type="float">
            <text:p>265,469506727066</text:p>
          </table:table-cell>
          <table:table-cell office:value-type="float" office:value="262.79157889518" calcext:value-type="float">
            <text:p>262,79157889518</text:p>
          </table:table-cell>
          <table:table-cell office:value-type="float" office:value="255.842754624086" calcext:value-type="float">
            <text:p>255,842754624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7393" calcext:value-type="float">
            <text:p>0,077393</text:p>
          </table:table-cell>
          <table:table-cell table:formula="of:=[.J20]/[.P20]" office:value-type="percentage" office:value="0.0173656344718967" calcext:value-type="percentage">
            <text:p>1,74 %</text:p>
          </table:table-cell>
          <table:table-cell office:value-type="float" office:value="0.018472" calcext:value-type="float">
            <text:p>0,018472</text:p>
          </table:table-cell>
          <table:table-cell table:formula="of:=[.L20]/[.P20]" office:value-type="float" office:value="0.00414479345631874" calcext:value-type="float">
            <text:p>0,00414479345631874</text:p>
          </table:table-cell>
          <table:table-cell office:value-type="float" office:value="0.809429" calcext:value-type="float">
            <text:p>0,809429</text:p>
          </table:table-cell>
          <table:table-cell table:style-name="ce5" table:formula="of:=[.N20]/[.P20]" office:value-type="percentage" office:value="0.181621698925651" calcext:value-type="percentage">
            <text:p>18,16 %</text:p>
          </table:table-cell>
          <table:table-cell table:style-name="ce6" table:formula="of:=[.C20]-[.F20]" office:value-type="float" office:value="4.45667563285679" calcext:value-type="float">
            <text:p>4,46</text:p>
          </table:table-cell>
          <table:table-cell table:style-name="ce5" table:formula="of:=[.P20]/[.F20]" office:value-type="percentage" office:value="0.0174195889948303" calcext:value-type="percentage">
            <text:p>1,74 %</text:p>
          </table:table-cell>
          <table:table-cell table:style-name="ce6" table:formula="of:=[.D20]-[.F20]" office:value-type="float" office:value="9.62675210298039" calcext:value-type="float">
            <text:p>9,63</text:p>
          </table:table-cell>
          <table:table-cell table:style-name="ce5" table:formula="of:=[.R20]/[.F20]" office:value-type="percentage" office:value="0.0376276127777203" calcext:value-type="percentage">
            <text:p>3,76 %</text:p>
          </table:table-cell>
          <table:table-cell table:style-name="ce5" table:formula="of:=[.E20]/[.C20]" office:value-type="percentage" office:value="1.00957416094141" calcext:value-type="percentage">
            <text:p>100,96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3:01:15" calcext:value-type="date">
            <text:p>2025-04-11T03:01:15</text:p>
          </table:table-cell>
          <table:table-cell office:value-type="string" calcext:value-type="string">
            <text:p>swh:1:dir:f6393870aaae5d6040e2c9e654a031336e07df43</text:p>
          </table:table-cell>
          <table:table-cell office:value-type="float" office:value="83.7713854489848" calcext:value-type="float">
            <text:p>83,7713854489848</text:p>
          </table:table-cell>
          <table:table-cell office:value-type="float" office:value="81.5962445340119" calcext:value-type="float">
            <text:p>81,5962445340119</text:p>
          </table:table-cell>
          <table:table-cell office:value-type="float" office:value="80.6976948399097" calcext:value-type="float">
            <text:p>80,6976948399097</text:p>
          </table:table-cell>
          <table:table-cell office:value-type="float" office:value="79.6127118889708" calcext:value-type="float">
            <text:p>79,6127118889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327" calcext:value-type="float">
            <text:p>0,034327</text:p>
          </table:table-cell>
          <table:table-cell table:formula="of:=[.J21]/[.P21]" office:value-type="percentage" office:value="0.00825431462812015" calcext:value-type="percentage">
            <text:p>0,83 %</text:p>
          </table:table-cell>
          <table:table-cell office:value-type="float" office:value="0.00699" calcext:value-type="float">
            <text:p>0,00699</text:p>
          </table:table-cell>
          <table:table-cell table:formula="of:=[.L21]/[.P21]" office:value-type="float" office:value="0.00168082440209048" calcext:value-type="float">
            <text:p>0,00168082440209048</text:p>
          </table:table-cell>
          <table:table-cell office:value-type="float" office:value="0.198233" calcext:value-type="float">
            <text:p>0,198233</text:p>
          </table:table-cell>
          <table:table-cell table:style-name="ce5" table:formula="of:=[.N21]/[.P21]" office:value-type="percentage" office:value="0.0476673624749072" calcext:value-type="percentage">
            <text:p>4,77 %</text:p>
          </table:table-cell>
          <table:table-cell table:style-name="ce6" table:formula="of:=[.C21]-[.F21]" office:value-type="float" office:value="4.158673560014" calcext:value-type="float">
            <text:p>4,16</text:p>
          </table:table-cell>
          <table:table-cell table:style-name="ce5" table:formula="of:=[.P21]/[.F21]" office:value-type="percentage" office:value="0.0522363007281268" calcext:value-type="percentage">
            <text:p>5,22 %</text:p>
          </table:table-cell>
          <table:table-cell table:style-name="ce6" table:formula="of:=[.D21]-[.F21]" office:value-type="float" office:value="1.98353264504112" calcext:value-type="float">
            <text:p>1,98</text:p>
          </table:table-cell>
          <table:table-cell table:style-name="ce5" table:formula="of:=[.R21]/[.F21]" office:value-type="percentage" office:value="0.0249147730051878" calcext:value-type="percentage">
            <text:p>2,49 %</text:p>
          </table:table-cell>
          <table:table-cell table:style-name="ce5" table:formula="of:=[.E21]/[.C21]" office:value-type="percentage" office:value="0.963308585710965" calcext:value-type="percentage">
            <text:p>96,33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3:05:28" calcext:value-type="date">
            <text:p>2025-04-11T03:05:28</text:p>
          </table:table-cell>
          <table:table-cell office:value-type="string" calcext:value-type="string">
            <text:p>swh:1:dir:a027aa79c0d86f82b7715cf68a087f094d604630</text:p>
          </table:table-cell>
          <table:table-cell office:value-type="float" office:value="686.387784891063" calcext:value-type="float">
            <text:p>686,387784891063</text:p>
          </table:table-cell>
          <table:table-cell office:value-type="float" office:value="693.295226769988" calcext:value-type="float">
            <text:p>693,295226769988</text:p>
          </table:table-cell>
          <table:table-cell office:value-type="float" office:value="683.962658385979" calcext:value-type="float">
            <text:p>683,962658385979</text:p>
          </table:table-cell>
          <table:table-cell office:value-type="float" office:value="682.668219984043" calcext:value-type="float">
            <text:p>682,668219984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1266" calcext:value-type="float">
            <text:p>0,181266</text:p>
          </table:table-cell>
          <table:table-cell table:formula="of:=[.J22]/[.P22]" office:value-type="percentage" office:value="0.0487331192037799" calcext:value-type="percentage">
            <text:p>4,87 %</text:p>
          </table:table-cell>
          <table:table-cell office:value-type="float" office:value="0.018854" calcext:value-type="float">
            <text:p>0,018854</text:p>
          </table:table-cell>
          <table:table-cell table:formula="of:=[.L22]/[.P22]" office:value-type="float" office:value="0.0050688724276371" calcext:value-type="float">
            <text:p>0,0050688724276371</text:p>
          </table:table-cell>
          <table:table-cell office:value-type="float" office:value="1.03873" calcext:value-type="float">
            <text:p>1,03873</text:p>
          </table:table-cell>
          <table:table-cell table:style-name="ce5" table:formula="of:=[.N22]/[.P22]" office:value-type="percentage" office:value="0.279261157142223" calcext:value-type="percentage">
            <text:p>27,93 %</text:p>
          </table:table-cell>
          <table:table-cell table:style-name="ce6" table:formula="of:=[.C22]-[.F22]" office:value-type="float" office:value="3.71956490701996" calcext:value-type="float">
            <text:p>3,72</text:p>
          </table:table-cell>
          <table:table-cell table:style-name="ce5" table:formula="of:=[.P22]/[.F22]" office:value-type="percentage" office:value="0.00544856900927203" calcext:value-type="percentage">
            <text:p>0,54 %</text:p>
          </table:table-cell>
          <table:table-cell table:style-name="ce6" table:formula="of:=[.D22]-[.F22]" office:value-type="float" office:value="10.6270067859441" calcext:value-type="float">
            <text:p>10,63</text:p>
          </table:table-cell>
          <table:table-cell table:style-name="ce5" table:formula="of:=[.R22]/[.F22]" office:value-type="percentage" office:value="0.0155668690512538" calcext:value-type="percentage">
            <text:p>1,56 %</text:p>
          </table:table-cell>
          <table:table-cell table:style-name="ce5" table:formula="of:=[.E22]/[.C22]" office:value-type="percentage" office:value="0.996466827413793" calcext:value-type="percentage">
            <text:p>99,65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3:40:21" calcext:value-type="date">
            <text:p>2025-04-11T03:40:21</text:p>
          </table:table-cell>
          <table:table-cell office:value-type="string" calcext:value-type="string">
            <text:p>swh:1:dir:d3bb15a23224d26f682c299b40330a961fb81c7c</text:p>
          </table:table-cell>
          <table:table-cell office:value-type="float" office:value="4785.47033613385" calcext:value-type="float">
            <text:p>4785,47033613385</text:p>
          </table:table-cell>
          <table:table-cell office:value-type="float" office:value="4749.88943365589" calcext:value-type="float">
            <text:p>4749,88943365589</text:p>
          </table:table-cell>
          <table:table-cell office:value-type="float" office:value="4689.77587398188" calcext:value-type="float">
            <text:p>4689,77587398188</text:p>
          </table:table-cell>
          <table:table-cell office:value-type="float" office:value="4685.96423799405" calcext:value-type="float">
            <text:p>4685,96423799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62671" calcext:value-type="float">
            <text:p>6,562671</text:p>
          </table:table-cell>
          <table:table-cell table:formula="of:=[.J23]/[.P23]" office:value-type="percentage" office:value="0.0659524503792719" calcext:value-type="percentage">
            <text:p>6,60 %</text:p>
          </table:table-cell>
          <table:table-cell office:value-type="float" office:value="0.178808" calcext:value-type="float">
            <text:p>0,178808</text:p>
          </table:table-cell>
          <table:table-cell table:formula="of:=[.L23]/[.P23]" office:value-type="float" office:value="0.00179695519513577" calcext:value-type="float">
            <text:p>0,00179695519513577</text:p>
          </table:table-cell>
          <table:table-cell office:value-type="float" office:value="11.726188" calcext:value-type="float">
            <text:p>11,726188</text:p>
          </table:table-cell>
          <table:table-cell table:style-name="ce5" table:formula="of:=[.N23]/[.P23]" office:value-type="percentage" office:value="0.117843913279824" calcext:value-type="percentage">
            <text:p>11,78 %</text:p>
          </table:table-cell>
          <table:table-cell table:style-name="ce6" table:formula="of:=[.C23]-[.F23]" office:value-type="float" office:value="99.5060981397983" calcext:value-type="float">
            <text:p>99,51</text:p>
          </table:table-cell>
          <table:table-cell table:style-name="ce5" table:formula="of:=[.P23]/[.F23]" office:value-type="percentage" office:value="0.0212349247851696" calcext:value-type="percentage">
            <text:p>2,12 %</text:p>
          </table:table-cell>
          <table:table-cell table:style-name="ce6" table:formula="of:=[.D23]-[.F23]" office:value-type="float" office:value="63.9251956618391" calcext:value-type="float">
            <text:p>63,93</text:p>
          </table:table-cell>
          <table:table-cell table:style-name="ce5" table:formula="of:=[.R23]/[.F23]" office:value-type="percentage" office:value="0.0136418445415204" calcext:value-type="percentage">
            <text:p>1,36 %</text:p>
          </table:table-cell>
          <table:table-cell table:style-name="ce5" table:formula="of:=[.E23]/[.C23]" office:value-type="percentage" office:value="0.980003122905308" calcext:value-type="percentage">
            <text:p>98,00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7:37:33" calcext:value-type="date">
            <text:p>2025-04-11T07:37:33</text:p>
          </table:table-cell>
          <table:table-cell office:value-type="string" calcext:value-type="string">
            <text:p>swh:1:dir:2344efdc25c4199676b2bbac5fd7740876423f4b</text:p>
          </table:table-cell>
          <table:table-cell office:value-type="float" office:value="303.097060411004" calcext:value-type="float">
            <text:p>303,097060411004</text:p>
          </table:table-cell>
          <table:table-cell office:value-type="float" office:value="288.85118219885" calcext:value-type="float">
            <text:p>288,85118219885</text:p>
          </table:table-cell>
          <table:table-cell office:value-type="float" office:value="287.651024284074" calcext:value-type="float">
            <text:p>287,651024284074</text:p>
          </table:table-cell>
          <table:table-cell office:value-type="float" office:value="286.604740070878" calcext:value-type="float">
            <text:p>286,604740070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8986" calcext:value-type="float">
            <text:p>0,078986</text:p>
          </table:table-cell>
          <table:table-cell table:formula="of:=[.J24]/[.P24]" office:value-type="percentage" office:value="0.00478925938685672" calcext:value-type="percentage">
            <text:p>0,48 %</text:p>
          </table:table-cell>
          <table:table-cell office:value-type="float" office:value="0.018566" calcext:value-type="float">
            <text:p>0,018566</text:p>
          </table:table-cell>
          <table:table-cell table:formula="of:=[.L24]/[.P24]" office:value-type="float" office:value="0.0011257360769805" calcext:value-type="float">
            <text:p>0,0011257360769805</text:p>
          </table:table-cell>
          <table:table-cell office:value-type="float" office:value="0.531371" calcext:value-type="float">
            <text:p>0,531371</text:p>
          </table:table-cell>
          <table:table-cell table:style-name="ce5" table:formula="of:=[.N24]/[.P24]" office:value-type="percentage" office:value="0.0322192989853068" calcext:value-type="percentage">
            <text:p>3,22 %</text:p>
          </table:table-cell>
          <table:table-cell table:style-name="ce6" table:formula="of:=[.C24]-[.F24]" office:value-type="float" office:value="16.4923203401268" calcext:value-type="float">
            <text:p>16,49</text:p>
          </table:table-cell>
          <table:table-cell table:style-name="ce5" table:formula="of:=[.P24]/[.F24]" office:value-type="percentage" office:value="0.0575437808043516" calcext:value-type="percentage">
            <text:p>5,75 %</text:p>
          </table:table-cell>
          <table:table-cell table:style-name="ce6" table:formula="of:=[.D24]-[.F24]" office:value-type="float" office:value="2.24644212797284" calcext:value-type="float">
            <text:p>2,25</text:p>
          </table:table-cell>
          <table:table-cell table:style-name="ce5" table:formula="of:=[.R24]/[.F24]" office:value-type="percentage" office:value="0.00783811924191238" calcext:value-type="percentage">
            <text:p>0,78 %</text:p>
          </table:table-cell>
          <table:table-cell table:style-name="ce5" table:formula="of:=[.E24]/[.C24]" office:value-type="percentage" office:value="0.94903930738891" calcext:value-type="percentage">
            <text:p>94,90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7:52:31" calcext:value-type="date">
            <text:p>2025-04-11T07:52:31</text:p>
          </table:table-cell>
          <table:table-cell office:value-type="string" calcext:value-type="string">
            <text:p>swh:1:dir:bc410cb43244750df48e289e6e9258ae4901dccf</text:p>
          </table:table-cell>
          <table:table-cell office:value-type="float" office:value="140.951425437816" calcext:value-type="float">
            <text:p>140,951425437816</text:p>
          </table:table-cell>
          <table:table-cell office:value-type="float" office:value="128.83010631497" calcext:value-type="float">
            <text:p>128,83010631497</text:p>
          </table:table-cell>
          <table:table-cell office:value-type="float" office:value="128.813863721909" calcext:value-type="float">
            <text:p>128,813863721909</text:p>
          </table:table-cell>
          <table:table-cell office:value-type="float" office:value="127.823057865025" calcext:value-type="float">
            <text:p>127,823057865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475" calcext:value-type="float">
            <text:p>0,045475</text:p>
          </table:table-cell>
          <table:table-cell table:formula="of:=[.J25]/[.P25]" office:value-type="percentage" office:value="0.00346387315466791" calcext:value-type="percentage">
            <text:p>0,35 %</text:p>
          </table:table-cell>
          <table:table-cell office:value-type="float" office:value="0.014489" calcext:value-type="float">
            <text:p>0,014489</text:p>
          </table:table-cell>
          <table:table-cell table:formula="of:=[.L25]/[.P25]" office:value-type="float" office:value="0.0011036406407473" calcext:value-type="float">
            <text:p>0,0011036406407473</text:p>
          </table:table-cell>
          <table:table-cell office:value-type="float" office:value="0.373228" calcext:value-type="float">
            <text:p>0,373228</text:p>
          </table:table-cell>
          <table:table-cell table:style-name="ce5" table:formula="of:=[.N25]/[.P25]" office:value-type="percentage" office:value="0.0284291247887937" calcext:value-type="percentage">
            <text:p>2,84 %</text:p>
          </table:table-cell>
          <table:table-cell table:style-name="ce6" table:formula="of:=[.C25]-[.F25]" office:value-type="float" office:value="13.12836757279" calcext:value-type="float">
            <text:p>13,13</text:p>
          </table:table-cell>
          <table:table-cell table:style-name="ce5" table:formula="of:=[.P25]/[.F25]" office:value-type="percentage" office:value="0.10270735023921" calcext:value-type="percentage">
            <text:p>10,27 %</text:p>
          </table:table-cell>
          <table:table-cell table:style-name="ce6" table:formula="of:=[.D25]-[.F25]" office:value-type="float" office:value="1.0070484499447" calcext:value-type="float">
            <text:p>1,01</text:p>
          </table:table-cell>
          <table:table-cell table:style-name="ce5" table:formula="of:=[.R25]/[.F25]" office:value-type="percentage" office:value="0.00787845688223244" calcext:value-type="percentage">
            <text:p>0,79 %</text:p>
          </table:table-cell>
          <table:table-cell table:style-name="ce5" table:formula="of:=[.E25]/[.C25]" office:value-type="percentage" office:value="0.913888336508798" calcext:value-type="percentage">
            <text:p>91,39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7:59:39" calcext:value-type="date">
            <text:p>2025-04-11T07:59:39</text:p>
          </table:table-cell>
          <table:table-cell office:value-type="string" calcext:value-type="string">
            <text:p>swh:1:dir:736b1da005eea1aac74097fee60576f833bb78d0</text:p>
          </table:table-cell>
          <table:table-cell office:value-type="float" office:value="994.994170682039" calcext:value-type="float">
            <text:p>994,994170682039</text:p>
          </table:table-cell>
          <table:table-cell office:value-type="float" office:value="975.657112723915" calcext:value-type="float">
            <text:p>975,657112723915</text:p>
          </table:table-cell>
          <table:table-cell office:value-type="float" office:value="991.025800347095" calcext:value-type="float">
            <text:p>991,025800347095</text:p>
          </table:table-cell>
          <table:table-cell office:value-type="float" office:value="987.643428868149" calcext:value-type="float">
            <text:p>987,643428868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5593" calcext:value-type="float">
            <text:p>0,345593</text:p>
          </table:table-cell>
          <table:table-cell table:formula="of:=[.J26]/[.P26]" office:value-type="percentage" office:value="0.047014710725785" calcext:value-type="percentage">
            <text:p>4,70 %</text:p>
          </table:table-cell>
          <table:table-cell office:value-type="float" office:value="0.024303" calcext:value-type="float">
            <text:p>0,024303</text:p>
          </table:table-cell>
          <table:table-cell table:formula="of:=[.L26]/[.P26]" office:value-type="float" office:value="0.00330619692750939" calcext:value-type="float">
            <text:p>0,00330619692750939</text:p>
          </table:table-cell>
          <table:table-cell office:value-type="float" office:value="1.469645" calcext:value-type="float">
            <text:p>1,469645</text:p>
          </table:table-cell>
          <table:table-cell table:style-name="ce5" table:formula="of:=[.N26]/[.P26]" office:value-type="percentage" office:value="0.199931522179547" calcext:value-type="percentage">
            <text:p>19,99 %</text:p>
          </table:table-cell>
          <table:table-cell table:style-name="ce6" table:formula="of:=[.C26]-[.F26]" office:value-type="float" office:value="7.35074181389064" calcext:value-type="float">
            <text:p>7,35</text:p>
          </table:table-cell>
          <table:table-cell table:style-name="ce5" table:formula="of:=[.P26]/[.F26]" office:value-type="percentage" office:value="0.0074427081667669" calcext:value-type="percentage">
            <text:p>0,74 %</text:p>
          </table:table-cell>
          <table:table-cell table:style-name="ce6" table:formula="of:=[.D26]-[.F26]" office:value-type="float" office:value="-11.9863161442336" calcext:value-type="float">
            <text:p>-11,99</text:p>
          </table:table-cell>
          <table:table-cell table:style-name="ce5" table:formula="of:=[.R26]/[.F26]" office:value-type="percentage" office:value="-0.0121362789382095" calcext:value-type="percentage">
            <text:p>-1,21 %</text:p>
          </table:table-cell>
          <table:table-cell table:style-name="ce5" table:formula="of:=[.E26]/[.C26]" office:value-type="percentage" office:value="0.996011664739479" calcext:value-type="percentage">
            <text:p>99,60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8:49:08" calcext:value-type="date">
            <text:p>2025-04-11T08:49:08</text:p>
          </table:table-cell>
          <table:table-cell office:value-type="string" calcext:value-type="string">
            <text:p>swh:1:dir:6412645844c435e22ed2edb6f95fe873cf49bdd8</text:p>
          </table:table-cell>
          <table:table-cell office:value-type="float" office:value="207.055030544056" calcext:value-type="float">
            <text:p>207,055030544056</text:p>
          </table:table-cell>
          <table:table-cell office:value-type="float" office:value="206.769549940946" calcext:value-type="float">
            <text:p>206,769549940946</text:p>
          </table:table-cell>
          <table:table-cell office:value-type="float" office:value="203.917771315901" calcext:value-type="float">
            <text:p>203,917771315901</text:p>
          </table:table-cell>
          <table:table-cell office:value-type="float" office:value="202.754420822952" calcext:value-type="float">
            <text:p>202,754420822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739" calcext:value-type="float">
            <text:p>0,109739</text:p>
          </table:table-cell>
          <table:table-cell table:formula="of:=[.J27]/[.P27]" office:value-type="percentage" office:value="0.0255170794646851" calcext:value-type="percentage">
            <text:p>2,55 %</text:p>
          </table:table-cell>
          <table:table-cell office:value-type="float" office:value="0.009634" calcext:value-type="float">
            <text:p>0,009634</text:p>
          </table:table-cell>
          <table:table-cell table:formula="of:=[.L27]/[.P27]" office:value-type="float" office:value="0.00224014747321168" calcext:value-type="float">
            <text:p>0,00224014747321168</text:p>
          </table:table-cell>
          <table:table-cell office:value-type="float" office:value="0.606007" calcext:value-type="float">
            <text:p>0,606007</text:p>
          </table:table-cell>
          <table:table-cell table:style-name="ce5" table:formula="of:=[.N27]/[.P27]" office:value-type="percentage" office:value="0.1409118797798" calcext:value-type="percentage">
            <text:p>14,09 %</text:p>
          </table:table-cell>
          <table:table-cell table:style-name="ce6" table:formula="of:=[.C27]-[.F27]" office:value-type="float" office:value="4.30060972110368" calcext:value-type="float">
            <text:p>4,30</text:p>
          </table:table-cell>
          <table:table-cell table:style-name="ce5" table:formula="of:=[.P27]/[.F27]" office:value-type="percentage" office:value="0.0212109294763986" calcext:value-type="percentage">
            <text:p>2,12 %</text:p>
          </table:table-cell>
          <table:table-cell table:style-name="ce6" table:formula="of:=[.D27]-[.F27]" office:value-type="float" office:value="4.01512911799364" calcext:value-type="float">
            <text:p>4,02</text:p>
          </table:table-cell>
          <table:table-cell table:style-name="ce5" table:formula="of:=[.R27]/[.F27]" office:value-type="percentage" office:value="0.0198029177450079" calcext:value-type="percentage">
            <text:p>1,98 %</text:p>
          </table:table-cell>
          <table:table-cell table:style-name="ce5" table:formula="of:=[.E27]/[.C27]" office:value-type="percentage" office:value="0.984848186398024" calcext:value-type="percentage">
            <text:p>98,48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08:59:32" calcext:value-type="date">
            <text:p>2025-04-11T08:59:32</text:p>
          </table:table-cell>
          <table:table-cell office:value-type="string" calcext:value-type="string">
            <text:p>swh:1:dir:56d698a9c1e6aec6d9c52463a92e2f1c78452384</text:p>
          </table:table-cell>
          <table:table-cell office:value-type="float" office:value="1277.67474936508" calcext:value-type="float">
            <text:p>1277,67474936508</text:p>
          </table:table-cell>
          <table:table-cell office:value-type="float" office:value="1279.0916115609" calcext:value-type="float">
            <text:p>1279,0916115609</text:p>
          </table:table-cell>
          <table:table-cell office:value-type="float" office:value="1253.14695197809" calcext:value-type="float">
            <text:p>1253,14695197809</text:p>
          </table:table-cell>
          <table:table-cell office:value-type="float" office:value="1249.19897313812" calcext:value-type="float">
            <text:p>1249,19897313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22227" calcext:value-type="float">
            <text:p>3,222227</text:p>
          </table:table-cell>
          <table:table-cell table:formula="of:=[.J28]/[.P28]" office:value-type="percentage" office:value="0.113156774878343" calcext:value-type="percentage">
            <text:p>11,32 %</text:p>
          </table:table-cell>
          <table:table-cell office:value-type="float" office:value="0.071807" calcext:value-type="float">
            <text:p>0,071807</text:p>
          </table:table-cell>
          <table:table-cell table:formula="of:=[.L28]/[.P28]" office:value-type="float" office:value="0.00252168718519496" calcext:value-type="float">
            <text:p>0,00252168718519496</text:p>
          </table:table-cell>
          <table:table-cell office:value-type="float" office:value="3.154141" calcext:value-type="float">
            <text:p>3,154141</text:p>
          </table:table-cell>
          <table:table-cell table:style-name="ce5" table:formula="of:=[.N28]/[.P28]" office:value-type="percentage" office:value="0.110765760162631" calcext:value-type="percentage">
            <text:p>11,08 %</text:p>
          </table:table-cell>
          <table:table-cell table:style-name="ce6" table:formula="of:=[.C28]-[.F28]" office:value-type="float" office:value="28.4757762269583" calcext:value-type="float">
            <text:p>28,48</text:p>
          </table:table-cell>
          <table:table-cell table:style-name="ce5" table:formula="of:=[.P28]/[.F28]" office:value-type="percentage" office:value="0.0227952286539463" calcext:value-type="percentage">
            <text:p>2,28 %</text:p>
          </table:table-cell>
          <table:table-cell table:style-name="ce6" table:formula="of:=[.D28]-[.F28]" office:value-type="float" office:value="29.8926384227816" calcext:value-type="float">
            <text:p>29,89</text:p>
          </table:table-cell>
          <table:table-cell table:style-name="ce5" table:formula="of:=[.R28]/[.F28]" office:value-type="percentage" office:value="0.0239294452409676" calcext:value-type="percentage">
            <text:p>2,39 %</text:p>
          </table:table-cell>
          <table:table-cell table:style-name="ce5" table:formula="of:=[.E28]/[.C28]" office:value-type="percentage" office:value="0.98080278459039" calcext:value-type="percentage">
            <text:p>98,08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10:03:10" calcext:value-type="date">
            <text:p>2025-04-11T10:03:10</text:p>
          </table:table-cell>
          <table:table-cell office:value-type="string" calcext:value-type="string">
            <text:p>swh:1:dir:c022b676df18f38a9b2bd03bab407a42f16324c0</text:p>
          </table:table-cell>
          <table:table-cell office:value-type="float" office:value="412.131953645963" calcext:value-type="float">
            <text:p>412,131953645963</text:p>
          </table:table-cell>
          <table:table-cell office:value-type="float" office:value="410.520622959826" calcext:value-type="float">
            <text:p>410,520622959826</text:p>
          </table:table-cell>
          <table:table-cell office:value-type="float" office:value="411.175431992859" calcext:value-type="float">
            <text:p>411,175431992859</text:p>
          </table:table-cell>
          <table:table-cell office:value-type="float" office:value="408.500720496057" calcext:value-type="float">
            <text:p>408,500720496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7961" calcext:value-type="float">
            <text:p>0,297961</text:p>
          </table:table-cell>
          <table:table-cell table:formula="of:=[.J29]/[.P29]" office:value-type="percentage" office:value="0.0820550451318892" calcext:value-type="percentage">
            <text:p>8,21 %</text:p>
          </table:table-cell>
          <table:table-cell office:value-type="float" office:value="0.02014" calcext:value-type="float">
            <text:p>0,02014</text:p>
          </table:table-cell>
          <table:table-cell table:formula="of:=[.L29]/[.P29]" office:value-type="float" office:value="0.00554632522026792" calcext:value-type="float">
            <text:p>0,00554632522026792</text:p>
          </table:table-cell>
          <table:table-cell office:value-type="float" office:value="0.852616" calcext:value-type="float">
            <text:p>0,852616</text:p>
          </table:table-cell>
          <table:table-cell table:style-name="ce5" table:formula="of:=[.N29]/[.P29]" office:value-type="percentage" office:value="0.234800676464943" calcext:value-type="percentage">
            <text:p>23,48 %</text:p>
          </table:table-cell>
          <table:table-cell table:style-name="ce6" table:formula="of:=[.C29]-[.F29]" office:value-type="float" office:value="3.63123314990662" calcext:value-type="float">
            <text:p>3,63</text:p>
          </table:table-cell>
          <table:table-cell table:style-name="ce5" table:formula="of:=[.P29]/[.F29]" office:value-type="percentage" office:value="0.00888917195910227" calcext:value-type="percentage">
            <text:p>0,89 %</text:p>
          </table:table-cell>
          <table:table-cell table:style-name="ce6" table:formula="of:=[.D29]-[.F29]" office:value-type="float" office:value="2.01990246376954" calcext:value-type="float">
            <text:p>2,02</text:p>
          </table:table-cell>
          <table:table-cell table:style-name="ce5" table:formula="of:=[.R29]/[.F29]" office:value-type="percentage" office:value="0.00494467295263691" calcext:value-type="percentage">
            <text:p>0,49 %</text:p>
          </table:table-cell>
          <table:table-cell table:style-name="ce5" table:formula="of:=[.E29]/[.C29]" office:value-type="percentage" office:value="0.997679088833946" calcext:value-type="percentage">
            <text:p>99,77 %</text:p>
          </table:table-cell>
          <table:table-cell table:number-columns-repeated="16364"/>
        </table:table-row>
        <table:table-row table:style-name="ro2">
          <table:table-cell table:style-name="ce2" office:value-type="date" office:date-value="2025-04-11T10:24:01" calcext:value-type="date">
            <text:p>2025-04-11T10:24:01</text:p>
          </table:table-cell>
          <table:table-cell office:value-type="string" calcext:value-type="string">
            <text:p>swh:1:dir:9002b8eec633536d58745559fc6d32c9e28ff37b</text:p>
          </table:table-cell>
          <table:table-cell office:value-type="float" office:value="4790.71470142994" calcext:value-type="float">
            <text:p>4790,71470142994</text:p>
          </table:table-cell>
          <table:table-cell office:value-type="float" office:value="4772.15784428804" calcext:value-type="float">
            <text:p>4772,15784428804</text:p>
          </table:table-cell>
          <table:table-cell office:value-type="float" office:value="4737.66401591804" calcext:value-type="float">
            <text:p>4737,66401591804</text:p>
          </table:table-cell>
          <table:table-cell office:value-type="float" office:value="4735.65472471109" calcext:value-type="float">
            <text:p>4735,65472471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21858" calcext:value-type="float">
            <text:p>6,321858</text:p>
          </table:table-cell>
          <table:table-cell table:formula="of:=[.J30]/[.P30]" office:value-type="percentage" office:value="0.114817665693549" calcext:value-type="percentage">
            <text:p>11,48 %</text:p>
          </table:table-cell>
          <table:table-cell office:value-type="float" office:value="0.166" calcext:value-type="float">
            <text:p>0,166</text:p>
          </table:table-cell>
          <table:table-cell table:formula="of:=[.L30]/[.P30]" office:value-type="float" office:value="0.00301489411896458" calcext:value-type="float">
            <text:p>0,00301489411896458</text:p>
          </table:table-cell>
          <table:table-cell office:value-type="float" office:value="3.838665" calcext:value-type="float">
            <text:p>3,838665</text:p>
          </table:table-cell>
          <table:table-cell table:style-name="ce5" table:formula="of:=[.N30]/[.P30]" office:value-type="percentage" office:value="0.0697178827299709" calcext:value-type="percentage">
            <text:p>6,97 %</text:p>
          </table:table-cell>
          <table:table-cell table:style-name="ce6" table:formula="of:=[.C30]-[.F30]" office:value-type="float" office:value="55.0599767188542" calcext:value-type="float">
            <text:p>55,06</text:p>
          </table:table-cell>
          <table:table-cell table:style-name="ce5" table:formula="of:=[.P30]/[.F30]" office:value-type="percentage" office:value="0.0116266873155989" calcext:value-type="percentage">
            <text:p>1,16 %</text:p>
          </table:table-cell>
          <table:table-cell table:style-name="ce6" table:formula="of:=[.D30]-[.F30]" office:value-type="float" office:value="36.5031195769552" calcext:value-type="float">
            <text:p>36,50</text:p>
          </table:table-cell>
          <table:table-cell table:style-name="ce5" table:formula="of:=[.R30]/[.F30]" office:value-type="percentage" office:value="0.00770814632799949" calcext:value-type="percentage">
            <text:p>0,77 %</text:p>
          </table:table-cell>
          <table:table-cell table:style-name="ce5" table:formula="of:=[.E30]/[.C30]" office:value-type="percentage" office:value="0.988926352576148" calcext:value-type="percentage">
            <text:p>98,89 %</text:p>
          </table:table-cell>
          <table:table-cell table:number-columns-repeated="16364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0"/>
          <table:table-cell table:formula="of:=AVERAGE([.K8:.K30])" office:value-type="percentage" office:value="-0.325879280275252" calcext:value-type="percentage">
            <text:p>-32,59 %</text:p>
          </table:table-cell>
          <table:table-cell table:style-name="ce5"/>
          <table:table-cell table:style-name="ce5" table:formula="of:=AVERAGE([.M8:.M28])" office:value-type="percentage" office:value="-0.0264681219034797" calcext:value-type="percentage">
            <text:p>-2,65 %</text:p>
          </table:table-cell>
          <table:table-cell table:style-name="ce5"/>
          <table:table-cell table:style-name="ce5" table:formula="of:=AVERAGE([.O8:.O28])" office:value-type="percentage" office:value="-1.21422609048688" calcext:value-type="percentage">
            <text:p>-121,42 %</text:p>
          </table:table-cell>
          <table:table-cell table:style-name="ce5"/>
          <table:table-cell table:style-name="ce5" table:formula="of:=AVERAGE([.Q8:.Q28])" office:value-type="percentage" office:value="0.0205379166191905" calcext:value-type="percentage">
            <text:p>2,05 %</text:p>
          </table:table-cell>
          <table:table-cell table:style-name="ce5"/>
          <table:table-cell table:style-name="ce5" table:formula="of:=AVERAGE([.S8:.S28])" office:value-type="percentage" office:value="0.00582755575071583" calcext:value-type="percentage">
            <text:p>0,58 %</text:p>
          </table:table-cell>
          <table:table-cell table:style-name="ce5" table:formula="of:=AVERAGE([.T8:.T28])" office:value-type="percentage" office:value="0.991830035299881" calcext:value-type="percentage">
            <text:p>99,18 %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0"/>
          <table:table-cell office:value-type="string" calcext:value-type="string">
            <text:p>! the problem is that ScanCode -clpie is so slow that both solutions are on par (cf. T33)</text:p>
          </table:table-cell>
          <table:table-cell table:number-columns-repeated="16373"/>
        </table:table-row>
        <table:table-row table:style-name="ro2" table:number-rows-repeated="104854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percentage-style style:name="N126">
      <number:number number:decimal-places="1" number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4T12:31:45.116268061</dc:date>
    <meta:editing-duration>PT6M58S</meta:editing-duration>
    <meta:editing-cycles>1</meta:editing-cycles>
    <meta:document-statistic meta:table-count="1" meta:cell-count="605" meta:object-count="0"/>
    <meta:generator>LibreOffice/24.2.7.2$Linux_X86_64 LibreOffice_project/420$Build-2</meta:generator>
  </office:meta>
</office:document-meta>
</file>